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fo:font-weight="bold" officeooo:rsid="001116be" officeooo:paragraph-rsid="001116be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13280b" officeooo:paragraph-rsid="0013280b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14ada8" officeooo:paragraph-rsid="0014ada8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officeooo:rsid="00160e4d" officeooo:paragraph-rsid="00160e4d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officeooo:rsid="0017ea9e" officeooo:paragraph-rsid="0017ea9e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weight="bold" officeooo:rsid="0022c8fd" officeooo:paragraph-rsid="0022c8fd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weight="bold" officeooo:rsid="002c468a" officeooo:paragraph-rsid="002c468a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font-weight="bold" officeooo:rsid="002c9cbe" officeooo:paragraph-rsid="002c9cbe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4pt" fo:font-weight="bold" officeooo:rsid="002e2fa9" officeooo:paragraph-rsid="002e2fa9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4pt" fo:font-weight="bold" officeooo:rsid="0031c5ba" officeooo:paragraph-rsid="0031c5ba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4pt" fo:font-weight="bold" officeooo:rsid="0034254c" officeooo:paragraph-rsid="0034254c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4pt" fo:font-weight="bold" officeooo:rsid="0034edbb" officeooo:paragraph-rsid="0034edbb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4pt" fo:font-style="normal" fo:font-weight="bold" officeooo:rsid="001ec707" officeooo:paragraph-rsid="001ec707" style:font-style-asian="normal" style:font-weight-asian="bold" style:font-style-complex="normal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16pt" officeooo:rsid="001116be" officeooo:paragraph-rsid="001116be"/>
    </style:style>
    <style:style style:name="P15" style:family="paragraph" style:parent-style-name="Standard">
      <style:paragraph-properties fo:text-align="start" style:justify-single-word="false"/>
      <style:text-properties fo:font-size="16pt" officeooo:rsid="001116be" officeooo:paragraph-rsid="001116be"/>
    </style:style>
    <style:style style:name="P16" style:family="paragraph" style:parent-style-name="Standard" style:list-style-name="L2">
      <style:paragraph-properties fo:text-align="start" style:justify-single-word="false"/>
      <style:text-properties fo:font-size="12pt" fo:font-weight="bold" officeooo:rsid="0014ada8" officeooo:paragraph-rsid="0014ada8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bold" officeooo:rsid="0014ada8" officeooo:paragraph-rsid="0014ada8" style:font-weight-asian="bold" style:font-weight-complex="bold"/>
    </style:style>
    <style:style style:name="P18" style:family="paragraph" style:parent-style-name="Standard" style:list-style-name="L4">
      <style:paragraph-properties fo:text-align="start" style:justify-single-word="false"/>
      <style:text-properties fo:font-size="12pt" fo:font-weight="bold" officeooo:rsid="0017ea9e" officeooo:paragraph-rsid="0017ea9e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font-weight="bold" officeooo:rsid="0017ea9e" officeooo:paragraph-rsid="0017ea9e" style:font-weight-asian="bold" style:font-weight-complex="bold"/>
    </style:style>
    <style:style style:name="P20" style:family="paragraph" style:parent-style-name="Standard" style:list-style-name="L9">
      <style:paragraph-properties fo:text-align="start" style:justify-single-word="false"/>
      <style:text-properties fo:font-size="12pt" fo:font-weight="bold" officeooo:rsid="002524c6" officeooo:paragraph-rsid="002524c6" style:font-weight-asian="bold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fo:font-weight="bold" officeooo:rsid="002524c6" officeooo:paragraph-rsid="002524c6" style:font-weight-asian="bold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2pt" fo:font-weight="bold" officeooo:rsid="0026d043" officeooo:paragraph-rsid="0026d043" style:font-weight-asian="bold" style:font-weight-complex="bold"/>
    </style:style>
    <style:style style:name="P23" style:family="paragraph" style:parent-style-name="Standard" style:list-style-name="L15">
      <style:paragraph-properties fo:text-align="start" style:justify-single-word="false"/>
      <style:text-properties fo:font-size="12pt" fo:font-weight="bold" officeooo:rsid="002f8f0f" officeooo:paragraph-rsid="002f8f0f" style:font-weight-asian="bold" style:font-weight-complex="bold"/>
    </style:style>
    <style:style style:name="P24" style:family="paragraph" style:parent-style-name="Standard" style:list-style-name="L15">
      <style:paragraph-properties fo:text-align="start" style:justify-single-word="false"/>
      <style:text-properties fo:font-size="12pt" fo:font-weight="bold" officeooo:rsid="0030b7ba" officeooo:paragraph-rsid="0030b7ba" style:font-weight-asian="bold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2pt" fo:font-weight="bold" officeooo:rsid="0030b7ba" officeooo:paragraph-rsid="0030b7ba" style:font-weight-asian="bold" style:font-weight-complex="bold"/>
    </style:style>
    <style:style style:name="P26" style:family="paragraph" style:parent-style-name="Standard" style:list-style-name="L16">
      <style:paragraph-properties fo:text-align="start" style:justify-single-word="false"/>
      <style:text-properties fo:font-size="12pt" fo:font-weight="bold" officeooo:rsid="0034254c" officeooo:paragraph-rsid="0034254c" style:font-weight-asian="bold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2pt" fo:font-weight="bold" officeooo:rsid="0034254c" officeooo:paragraph-rsid="0034254c" style:font-weight-asian="bold" style:font-weight-complex="bold"/>
    </style:style>
    <style:style style:name="P28" style:family="paragraph" style:parent-style-name="Standard" style:list-style-name="L1">
      <style:paragraph-properties fo:text-align="start" style:justify-single-word="false"/>
      <style:text-properties fo:font-size="12pt" fo:font-weight="normal" officeooo:rsid="00118462" officeooo:paragraph-rsid="00118462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118462" officeooo:paragraph-rsid="00118462" style:font-weight-asian="normal" style:font-weight-complex="normal"/>
    </style:style>
    <style:style style:name="P30" style:family="paragraph" style:parent-style-name="Standard" style:list-style-name="L2">
      <style:paragraph-properties fo:text-align="start" style:justify-single-word="false"/>
      <style:text-properties fo:font-size="12pt" fo:font-weight="normal" officeooo:rsid="00143dee" officeooo:paragraph-rsid="00143dee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rsid="00143dee" officeooo:paragraph-rsid="00143dee" style:font-weight-asian="normal" style:font-weight-complex="normal"/>
    </style:style>
    <style:style style:name="P32" style:family="paragraph" style:parent-style-name="Standard" style:list-style-name="L3">
      <style:paragraph-properties fo:text-align="start" style:justify-single-word="false"/>
      <style:text-properties fo:font-size="12pt" fo:font-weight="normal" officeooo:rsid="00160e4d" officeooo:paragraph-rsid="00160e4d" style:font-weight-asian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weight="normal" officeooo:rsid="00160e4d" officeooo:paragraph-rsid="00160e4d" style:font-weight-asian="normal" style:font-weight-complex="normal"/>
    </style:style>
    <style:style style:name="P34" style:family="paragraph" style:parent-style-name="Standard" style:list-style-name="L4">
      <style:paragraph-properties fo:text-align="start" style:justify-single-word="false"/>
      <style:text-properties fo:font-size="12pt" fo:font-weight="normal" officeooo:rsid="0017ea9e" officeooo:paragraph-rsid="0017ea9e" style:font-weight-asian="normal" style:font-weight-complex="normal"/>
    </style:style>
    <style:style style:name="P35" style:family="paragraph" style:parent-style-name="Standard" style:list-style-name="L5">
      <style:paragraph-properties fo:text-align="start" style:justify-single-word="false"/>
      <style:text-properties fo:font-size="12pt" fo:font-weight="normal" officeooo:rsid="0019268b" officeooo:paragraph-rsid="0019268b" style:font-weight-asian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weight="normal" officeooo:rsid="0019268b" officeooo:paragraph-rsid="0019268b" style:font-weight-asian="normal" style:font-weight-complex="normal"/>
    </style:style>
    <style:style style:name="P37" style:family="paragraph" style:parent-style-name="Standard" style:list-style-name="L5">
      <style:paragraph-properties fo:text-align="start" style:justify-single-word="false"/>
      <style:text-properties fo:font-size="12pt" fo:font-weight="normal" officeooo:rsid="001a48f8" officeooo:paragraph-rsid="001a48f8" style:font-weight-asian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2pt" fo:font-weight="normal" officeooo:rsid="001a48f8" officeooo:paragraph-rsid="001a48f8" style:font-weight-asian="normal" style:font-weight-complex="normal"/>
    </style:style>
    <style:style style:name="P39" style:family="paragraph" style:parent-style-name="Standard" style:list-style-name="L8">
      <style:paragraph-properties fo:text-align="start" style:justify-single-word="false"/>
      <style:text-properties fo:font-size="12pt" fo:font-weight="normal" officeooo:rsid="0022c8fd" officeooo:paragraph-rsid="0022c8fd" style:font-weight-asian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2pt" fo:font-weight="normal" officeooo:rsid="0022c8fd" officeooo:paragraph-rsid="0022c8fd" style:font-weight-asian="normal" style:font-weight-complex="normal"/>
    </style:style>
    <style:style style:name="P41" style:family="paragraph" style:parent-style-name="Standard" style:list-style-name="L9">
      <style:paragraph-properties fo:text-align="start" style:justify-single-word="false"/>
      <style:text-properties fo:font-size="12pt" fo:font-weight="normal" officeooo:rsid="002524c6" officeooo:paragraph-rsid="002524c6" style:font-weight-asian="normal" style:font-weight-complex="normal"/>
    </style:style>
    <style:style style:name="P42" style:family="paragraph" style:parent-style-name="Standard" style:list-style-name="L10">
      <style:paragraph-properties fo:text-align="start" style:justify-single-word="false"/>
      <style:text-properties fo:font-size="12pt" fo:font-weight="normal" officeooo:rsid="0027842d" officeooo:paragraph-rsid="0027842d" style:font-weight-asian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2pt" fo:font-weight="normal" officeooo:rsid="0027842d" officeooo:paragraph-rsid="0027842d" style:font-weight-asian="normal" style:font-weight-complex="normal"/>
    </style:style>
    <style:style style:name="P44" style:family="paragraph" style:parent-style-name="Standard" style:list-style-name="L11">
      <style:paragraph-properties fo:text-align="start" style:justify-single-word="false"/>
      <style:text-properties fo:font-size="12pt" fo:font-weight="normal" officeooo:rsid="002a52c4" officeooo:paragraph-rsid="002a52c4" style:font-weight-asian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2pt" fo:font-weight="normal" officeooo:rsid="002a52c4" officeooo:paragraph-rsid="002a52c4" style:font-weight-asian="normal" style:font-weight-complex="normal"/>
    </style:style>
    <style:style style:name="P46" style:family="paragraph" style:parent-style-name="Standard" style:list-style-name="L12">
      <style:paragraph-properties fo:text-align="start" style:justify-single-word="false"/>
      <style:text-properties fo:font-size="12pt" fo:font-weight="normal" officeooo:rsid="002ba48d" officeooo:paragraph-rsid="002ba48d" style:font-weight-asian="normal" style:font-weight-complex="normal"/>
    </style:style>
    <style:style style:name="P47" style:family="paragraph" style:parent-style-name="Standard" style:list-style-name="L13">
      <style:paragraph-properties fo:text-align="start" style:justify-single-word="false"/>
      <style:text-properties fo:font-size="12pt" fo:font-weight="normal" officeooo:rsid="002c9cbe" officeooo:paragraph-rsid="002c9cbe" style:font-weight-asian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2pt" fo:font-weight="normal" officeooo:rsid="002c9cbe" officeooo:paragraph-rsid="002c9cbe" style:font-weight-asian="normal" style:font-weight-complex="normal"/>
    </style:style>
    <style:style style:name="P49" style:family="paragraph" style:parent-style-name="Standard" style:list-style-name="L14">
      <style:paragraph-properties fo:text-align="start" style:justify-single-word="false"/>
      <style:text-properties fo:font-size="12pt" fo:font-weight="normal" officeooo:rsid="002cd1b1" officeooo:paragraph-rsid="002cd1b1" style:font-weight-asian="normal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2pt" fo:font-weight="normal" officeooo:rsid="002cd1b1" officeooo:paragraph-rsid="002cd1b1" style:font-weight-asian="normal" style:font-weight-complex="normal"/>
    </style:style>
    <style:style style:name="P51" style:family="paragraph" style:parent-style-name="Standard" style:list-style-name="L15">
      <style:paragraph-properties fo:text-align="start" style:justify-single-word="false"/>
      <style:text-properties fo:font-size="12pt" fo:font-weight="normal" officeooo:rsid="002e4a83" officeooo:paragraph-rsid="002f8f0f" style:font-weight-asian="normal" style:font-weight-complex="normal"/>
    </style:style>
    <style:style style:name="P52" style:family="paragraph" style:parent-style-name="Standard" style:list-style-name="L15">
      <style:paragraph-properties fo:text-align="start" style:justify-single-word="false"/>
      <style:text-properties fo:font-size="12pt" fo:font-weight="normal" officeooo:rsid="002f8f0f" officeooo:paragraph-rsid="002f8f0f" style:font-weight-asian="normal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ize="12pt" fo:font-weight="normal" officeooo:rsid="002f8f0f" officeooo:paragraph-rsid="002f8f0f" style:font-weight-asian="normal" style:font-weight-complex="normal"/>
    </style:style>
    <style:style style:name="P54" style:family="paragraph" style:parent-style-name="Standard" style:list-style-name="L16">
      <style:paragraph-properties fo:text-align="start" style:justify-single-word="false"/>
      <style:text-properties fo:font-size="12pt" fo:font-weight="normal" officeooo:rsid="0033306c" officeooo:paragraph-rsid="0033306c" style:font-weight-asian="normal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ize="12pt" fo:font-weight="normal" officeooo:rsid="0033306c" officeooo:paragraph-rsid="0033306c" style:font-weight-asian="normal" style:font-weight-complex="normal"/>
    </style:style>
    <style:style style:name="P56" style:family="paragraph" style:parent-style-name="Standard" style:list-style-name="L16">
      <style:paragraph-properties fo:text-align="start" style:justify-single-word="false"/>
      <style:text-properties fo:font-size="12pt" fo:font-weight="normal" officeooo:rsid="0034254c" officeooo:paragraph-rsid="0034254c" style:font-weight-asian="normal" style:font-weight-complex="normal"/>
    </style:style>
    <style:style style:name="P57" style:family="paragraph" style:parent-style-name="Standard" style:list-style-name="L17">
      <style:paragraph-properties fo:text-align="start" style:justify-single-word="false"/>
      <style:text-properties fo:font-size="12pt" fo:font-weight="normal" officeooo:rsid="00345e57" officeooo:paragraph-rsid="00345e57" style:font-weight-asian="normal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size="12pt" fo:font-weight="normal" officeooo:rsid="00345e57" officeooo:paragraph-rsid="00345e57" style:font-weight-asian="normal" style:font-weight-complex="normal"/>
    </style:style>
    <style:style style:name="P59" style:family="paragraph" style:parent-style-name="Standard" style:list-style-name="L18">
      <style:paragraph-properties fo:text-align="start" style:justify-single-word="false"/>
      <style:text-properties fo:font-size="12pt" fo:font-weight="normal" officeooo:rsid="00365586" officeooo:paragraph-rsid="00365586" style:font-weight-asian="normal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size="12pt" fo:font-weight="normal" officeooo:rsid="00365586" officeooo:paragraph-rsid="00365586" style:font-weight-asian="normal" style:font-weight-complex="normal"/>
    </style:style>
    <style:style style:name="P61" style:family="paragraph" style:parent-style-name="Standard" style:list-style-name="L6">
      <style:paragraph-properties fo:text-align="start" style:justify-single-word="false"/>
      <style:text-properties fo:font-size="12pt" fo:font-style="normal" fo:font-weight="normal" officeooo:rsid="001ec707" officeooo:paragraph-rsid="001ec707" style:font-style-asian="normal" style:font-weight-asian="normal" style:font-style-complex="normal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size="12pt" fo:font-style="normal" fo:font-weight="normal" officeooo:rsid="001ec707" officeooo:paragraph-rsid="001ec707" style:font-style-asian="normal" style:font-weight-asian="normal" style:font-style-complex="normal" style:font-weight-complex="normal"/>
    </style:style>
    <style:style style:name="P63" style:family="paragraph" style:parent-style-name="Standard" style:list-style-name="L7">
      <style:paragraph-properties fo:text-align="start" style:justify-single-word="false"/>
      <style:text-properties fo:font-size="12pt" fo:font-style="normal" fo:font-weight="normal" officeooo:rsid="00207ab6" officeooo:paragraph-rsid="00207ab6" style:font-style-asian="normal" style:font-weight-asian="normal" style:font-style-complex="normal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size="12pt" fo:font-style="normal" fo:font-weight="normal" officeooo:rsid="00207ab6" officeooo:paragraph-rsid="00207ab6" style:font-style-asian="normal" style:font-weight-asian="normal" style:font-style-complex="normal" style:font-weight-complex="normal"/>
    </style:style>
    <style:style style:name="P65" style:family="paragraph" style:parent-style-name="Standard" style:list-style-name="L7">
      <style:paragraph-properties fo:text-align="start" style:justify-single-word="false"/>
      <style:text-properties fo:font-size="12pt" fo:font-style="normal" fo:font-weight="normal" officeooo:rsid="00222a75" officeooo:paragraph-rsid="00222a75" style:font-style-asian="normal" style:font-weight-asian="normal" style:font-style-complex="normal" style:font-weight-complex="normal"/>
    </style:style>
    <style:style style:name="P66" style:family="paragraph" style:parent-style-name="Standard">
      <style:paragraph-properties fo:text-align="start" style:justify-single-word="false"/>
      <style:text-properties fo:font-size="12pt" fo:font-style="normal" fo:font-weight="normal" officeooo:rsid="00222a75" officeooo:paragraph-rsid="00222a75" style:font-style-asian="normal" style:font-weight-asian="normal" style:font-style-complex="normal" style:font-weight-complex="normal"/>
    </style:style>
    <style:style style:name="P67" style:family="paragraph" style:parent-style-name="Standard" style:list-style-name="L6">
      <style:paragraph-properties fo:text-align="start" style:justify-single-word="false"/>
      <style:text-properties officeooo:paragraph-rsid="001c3d31"/>
    </style:style>
    <style:style style:name="P68" style:family="paragraph" style:parent-style-name="Standard" style:list-style-name="L12">
      <style:paragraph-properties fo:text-align="start" style:justify-single-word="false"/>
      <style:text-properties officeooo:paragraph-rsid="002ba48d"/>
    </style:style>
    <style:style style:name="P69" style:family="paragraph" style:parent-style-name="Standard">
      <style:paragraph-properties fo:text-align="start" style:justify-single-word="false"/>
      <style:text-properties officeooo:paragraph-rsid="002ba48d"/>
    </style:style>
    <style:style style:name="P70" style:family="paragraph" style:parent-style-name="Standard" style:list-style-name="L3">
      <style:paragraph-properties fo:text-align="start" style:justify-single-word="false"/>
      <style:text-properties fo:font-size="10pt" fo:font-style="italic" fo:font-weight="normal" officeooo:rsid="00160e4d" officeooo:paragraph-rsid="00160e4d" style:font-style-asian="italic" style:font-weight-asian="normal" style:font-style-complex="italic" style:font-weight-complex="normal"/>
    </style:style>
    <style:style style:name="P71" style:family="paragraph" style:parent-style-name="Standard" style:list-style-name="L6">
      <style:paragraph-properties fo:text-align="start" style:justify-single-word="false"/>
      <style:text-properties fo:font-size="10pt" fo:font-style="italic" fo:font-weight="normal" officeooo:rsid="001c3d31" officeooo:paragraph-rsid="001c3d31" style:font-style-asian="italic" style:font-weight-asian="normal" style:font-style-complex="italic" style:font-weight-complex="normal"/>
    </style:style>
    <style:style style:name="P72" style:family="paragraph" style:parent-style-name="Standard" style:list-style-name="L7">
      <style:paragraph-properties fo:text-align="start" style:justify-single-word="false"/>
      <style:text-properties fo:font-size="10pt" fo:font-style="italic" fo:font-weight="normal" officeooo:rsid="00219c89" officeooo:paragraph-rsid="00219c89" style:font-style-asian="italic" style:font-weight-asian="normal" style:font-style-complex="italic" style:font-weight-complex="normal"/>
    </style:style>
    <style:style style:name="P73" style:family="paragraph" style:parent-style-name="Standard" style:list-style-name="L12">
      <style:paragraph-properties fo:text-align="start" style:justify-single-word="false"/>
      <style:text-properties officeooo:rsid="002ba48d" officeooo:paragraph-rsid="002ba48d"/>
    </style:style>
    <style:style style:name="P74" style:family="paragraph" style:parent-style-name="Standard">
      <style:paragraph-properties fo:text-align="start" style:justify-single-word="false"/>
      <style:text-properties officeooo:rsid="002ba48d" officeooo:paragraph-rsid="002ba48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2pt"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ize="12pt" fo:font-style="normal" fo:font-weight="normal" officeooo:rsid="001c3d31" style:font-style-asian="normal" style:font-weight-asian="normal" style:font-style-complex="normal" style:font-weight-complex="normal"/>
    </style:style>
    <style:style style:name="T5" style:family="text">
      <style:text-properties fo:font-size="12pt" fo:font-style="normal" fo:font-weight="normal" officeooo:rsid="002ba48d" style:font-style-asian="normal" style:font-weight-asian="normal" style:font-style-complex="normal" style:font-weight-complex="normal"/>
    </style:style>
    <style:style style:name="T6" style:family="text">
      <style:text-properties fo:font-size="12pt"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font-size="12pt" fo:font-style="normal" fo:font-weight="bold" officeooo:rsid="001c3d31" style:font-style-asian="normal" style:font-weight-asian="bold" style:font-style-complex="normal" style:font-weight-complex="bold"/>
    </style:style>
    <style:style style:name="T8" style:family="text">
      <style:text-properties fo:font-size="12pt" fo:font-style="normal" style:font-style-asian="normal" style:font-style-complex="normal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2e4a83" style:font-style-asian="normal" style:font-style-complex="normal"/>
    </style:style>
    <style:style style:name="T12" style:family="text">
      <style:text-properties fo:font-style="normal" officeooo:rsid="002f8f0f" style:font-style-asian="normal" style:font-style-complex="normal"/>
    </style:style>
    <style:style style:name="T13" style:family="text">
      <style:text-properties fo:font-style="normal" officeooo:rsid="0030b7ba" style:font-style-asian="normal" style:font-style-complex="normal"/>
    </style:style>
    <style:style style:name="T14" style:family="text">
      <style:text-properties fo:font-style="normal" fo:font-weight="bold" style:font-style-asian="normal" style:font-weight-asian="bold" style:font-style-complex="normal" style:font-weight-complex="bold"/>
    </style:style>
    <style:style style:name="T15" style:family="text">
      <style:text-properties fo:font-style="normal" fo:font-weight="bold" officeooo:rsid="002f8f0f" style:font-style-asian="normal" style:font-weight-asian="bold" style:font-style-complex="normal" style:font-weight-complex="bold"/>
    </style:style>
    <style:style style:name="T1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30b7ba" style:font-style-asian="normal" style:font-weight-asian="normal" style:font-style-complex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CSS Box Model</text:p>
      <text:p text:style-name="P15"/>
      <text:p text:style-name="P1">CSS Box Model</text:p>
      <text:list xml:id="list2860167800" text:style-name="L1">
        <text:list-item>
          <text:p text:style-name="P28">The 'CSS Box Model' is a set of rules that define how every web page is rendered.</text:p>
          <text:list>
            <text:list-item>
              <text:p text:style-name="P28">CSS treats each element in your HTML document as a 'box' with a bunch of different properties that determines where it appears on the page.</text:p>
            </text:list-item>
          </text:list>
        </text:list-item>
      </text:list>
      <text:p text:style-name="P29"/>
      <text:list xml:id="list191115923502046" text:continue-numbering="true" text:style-name="L1">
        <text:list-item>
          <text:p text:style-name="P28">Separating the structure of the HTML will assist in search engines, makes sites responsive, and allows for sites to be interactive and animated.</text:p>
        </text:list-item>
      </text:list>
      <text:p text:style-name="P29"/>
      <text:list xml:id="list191116053631381" text:continue-numbering="true" text:style-name="L1">
        <text:list-item>
          <text:p text:style-name="P28">The core components of the CSS box model are: padding, borders, margins, block boxes, and inline boxes.</text:p>
        </text:list-item>
      </text:list>
      <text:p text:style-name="P29"/>
      <text:p text:style-name="P2">Block Elements and Inline Elements</text:p>
      <text:list xml:id="list2388891613" text:style-name="L2">
        <text:list-item>
          <text:p text:style-name="P30">Each HTML element is rendered on the screen is a box.</text:p>
          <text:list>
            <text:list-item>
              <text:p text:style-name="P30">They are two types: 'block' and 'inline.</text:p>
              <text:list>
                <text:list-item>
                  <text:p text:style-name="P30">Elements such as &lt;h1&gt; and &lt;p&gt; are block boxes.</text:p>
                </text:list-item>
                <text:list-item>
                  <text:p text:style-name="P30">Elements such as &lt;em&gt; and &lt;strong&gt; are inline boxes.</text:p>
                </text:list-item>
              </text:list>
            </text:list-item>
          </text:list>
        </text:list-item>
      </text:list>
      <text:p text:style-name="P31"/>
      <text:list xml:id="list191116172538104" text:continue-numbering="true" text:style-name="L2">
        <text:list-item>
          <text:p text:style-name="P16">Block boxes<text:span text:style-name="T1"> always appear </text:span>below<text:span text:style-name="T1"> the previous block element. This is the 'natural' or 'static' flow of an HTML document.</text:span></text:p>
          <text:list>
            <text:list-item>
              <text:p text:style-name="P16"><text:span text:style-name="T1">The </text:span>width<text:span text:style-name="T1"> of block boxes is set automatically based on the width of its parent container.</text:span></text:p>
              <text:list>
                <text:list-item>
                  <text:p text:style-name="P16"><text:span text:style-name="T1">By default, it takes up the width of the browser window.</text:span></text:p>
                </text:list-item>
              </text:list>
            </text:list-item>
            <text:list-item>
              <text:p text:style-name="P16"><text:span text:style-name="T1">The </text:span>height<text:span text:style-name="T1"> of block boxes is based on the content it contains.</text:span></text:p>
              <text:list>
                <text:list-item>
                  <text:p text:style-name="P16"><text:span text:style-name="T1">When you narrow the browser window, the height is adjusted accordingly.</text:span></text:p>
                  <text:p text:style-name="P16"><text:span text:style-name="T1"/></text:p>
                </text:list-item>
              </text:list>
            </text:list-item>
          </text:list>
        </text:list-item>
        <text:list-item>
          <text:p text:style-name="P16">Inline Boxes<text:span text:style-name="T1"> do not affect </text:span>vertical spacing<text:span text:style-name="T1">. They are meant for styling content </text:span>inside<text:span text:style-name="T1"> a block.</text:span></text:p>
          <text:list>
            <text:list-item>
              <text:p text:style-name="P16"><text:span text:style-name="T1">The </text:span>width<text:span text:style-name="T1"> of inline boxes is based on the content it contains, not the width of the parent element.</text:span></text:p>
            </text:list-item>
          </text:list>
        </text:list-item>
      </text:list>
      <text:p text:style-name="P17"><text:span text:style-name="T1"/></text:p>
      <text:p text:style-name="P3">Changing Box Behavior</text:p>
      <text:list xml:id="list577611778" text:style-name="L3">
        <text:list-item>
          <text:p text:style-name="P32">You can override the default box type of HTML elements with the <text:span text:style-name="T2">display </text:span>CSS property.</text:p>
          <text:list>
            <text:list-item>
              <text:p text:style-name="P32">Example: Overriding &lt;em&gt; and &lt;strong&gt; elements</text:p>
              <text:list>
                <text:list-header>
                  <text:p text:style-name="P70">em, strong {</text:p>
                  <text:p text:style-name="P70"><text:s text:c="2"/>background-color: #B2D6FF;</text:p>
                  <text:p text:style-name="P70"><text:s text:c="2"/>display: block;</text:p>
                  <text:p text:style-name="P70">}</text:p>
                </text:list-header>
              </text:list>
            </text:list-item>
            <text:list-item>
              <text:p text:style-name="P32">This changes the elements to act like block boxes, they start on their own line.</text:p>
            </text:list-item>
          </text:list>
        </text:list-item>
      </text:list>
      <text:p text:style-name="P33"/>
      <text:p text:style-name="P33"/>
      <text:p text:style-name="P4">Content, Padding, Border, And Margin</text:p>
      <text:list xml:id="list3460264878" text:style-name="L4">
        <text:list-item>
          <text:p text:style-name="P34">The 'CSS Box Model' is a set of rules that determines the dimensions of every element in a web page. It gives each box (both inline and block) four properties.</text:p>
          <text:list>
            <text:list-item>
              <text:p text:style-name="P18">Content: <text:span text:style-name="T1">The text, image, or other media content in the element.</text:span></text:p>
            </text:list-item>
            <text:list-item>
              <text:p text:style-name="P18">Padding: <text:span text:style-name="T1">The space between the box's content and its border.</text:span></text:p>
            </text:list-item>
            <text:list-item>
              <text:p text:style-name="P18">Border:<text:span text:style-name="T1"> The line between the box's padding and margin.</text:span></text:p>
            </text:list-item>
            <text:list-item>
              <text:p text:style-name="P18">Margin: <text:span text:style-name="T1">The space between the box and surrounding boxes.</text:span></text:p>
            </text:list-item>
          </text:list>
        </text:list-item>
      </text:list>
      <text:p text:style-name="P19"><text:span text:style-name="T1"/></text:p>
      <text:list xml:id="list191115096091537" text:continue-numbering="true" text:style-name="L4">
        <text:list-item>
          <text:p text:style-name="P18"><text:soft-page-break/><text:span text:style-name="T1">The content is the only section that has any semantic value. The rest is purely presentational, defined by CSS rules.</text:span></text:p>
        </text:list-item>
      </text:list>
      <text:p text:style-name="P19"><text:span text:style-name="T1"/></text:p>
      <text:p text:style-name="P5">Padding</text:p>
      <text:list xml:id="list1104820246" text:style-name="L5">
        <text:list-item>
          <text:p text:style-name="P35">The <text:span text:style-name="T2">padding</text:span> property defines the padding for the selected element.</text:p>
          <text:list>
            <text:list-item>
              <text:p text:style-name="P35">Anything within the border will be affected by the background color property.</text:p>
            </text:list-item>
          </text:list>
        </text:list-item>
      </text:list>
      <text:p text:style-name="P36"/>
      <text:list xml:id="list191115954359659" text:continue-numbering="true" text:style-name="L5">
        <text:list-item>
          <text:p text:style-name="P37">You can style specific sides of an element's padding with: <text:span text:style-name="T9">padding-top, padding-bottom, padding-left, padding-right</text:span><text:span text:style-name="T10">.</text:span></text:p>
          <text:list>
            <text:list-item>
              <text:p text:style-name="P37"><text:span text:style-name="T10">You can use any unit for the padding of an element. (px, em, etc..)</text:span></text:p>
            </text:list-item>
          </text:list>
        </text:list-item>
      </text:list>
      <text:p text:style-name="P38"><text:span text:style-name="T10"/></text:p>
      <text:p text:style-name="P38"><text:span text:style-name="T10"><text:tab/></text:span><text:span text:style-name="T14">Padding Shorthand</text:span></text:p>
      <text:list xml:id="list1539544316" text:style-name="L6">
        <text:list-item>
          <text:p text:style-name="P67"><text:span text:style-name="T4">CSS provides a 'shorthand' form of the </text:span><text:span text:style-name="T7">padding</text:span><text:span text:style-name="T4"> property that lets you all padding values in one line.</text:span></text:p>
          <text:list>
            <text:list-item>
              <text:p text:style-name="P71">padding: vertical horizontal</text:p>
            </text:list-item>
            <text:list-item>
              <text:p text:style-name="P71">padding: top right bottom left</text:p>
              <text:p text:style-name="P71"/>
            </text:list-item>
          </text:list>
        </text:list-item>
        <text:list-item>
          <text:p text:style-name="P61">Shorthands may provide convenience but long form may provide more information.</text:p>
        </text:list-item>
      </text:list>
      <text:p text:style-name="P62"/>
      <text:p text:style-name="P13">Borders</text:p>
      <text:list xml:id="list3161181791" text:style-name="L7">
        <text:list-item>
          <text:p text:style-name="P63">The border is a line drawn around the content and padding of an element.</text:p>
          <text:list>
            <text:list-item>
              <text:p text:style-name="P63">The <text:span text:style-name="T2">border</text:span> property requires that we define the <text:span text:style-name="T2">stroke width</text:span>, <text:span text:style-name="T2">style</text:span>, and <text:span text:style-name="T2">color</text:span>.</text:p>
              <text:list>
                <text:list-item>
                  <text:p text:style-name="P72">border: size style color</text:p>
                </text:list-item>
              </text:list>
            </text:list-item>
          </text:list>
        </text:list-item>
      </text:list>
      <text:p text:style-name="P64"/>
      <text:list xml:id="list191116183994204" text:continue-numbering="true" text:style-name="L7">
        <text:list-item>
          <text:p text:style-name="P65">Borders can be limited to certain sides with: [<text:span text:style-name="T9">-top, -bottom, -right, -left] </text:span>variants for the <text:span text:style-name="T2">border</text:span> property.</text:p>
        </text:list-item>
      </text:list>
      <text:p text:style-name="P66"/>
      <text:list xml:id="list191115571253067" text:continue-numbering="true" text:style-name="L7">
        <text:list-item>
          <text:p text:style-name="P65">Borders can be used for debugging as they clearly show the padding, margin, and overall dimensions of the box.</text:p>
        </text:list-item>
      </text:list>
      <text:p text:style-name="P13"/>
      <text:p text:style-name="P13">Margins</text:p>
      <text:list xml:id="list4222521918" text:style-name="L8">
        <text:list-item>
          <text:p text:style-name="P39"><text:span text:style-name="T10">Margins define the space outside of an element's border. It is the space between a box and its surrounding boxes.</text:span></text:p>
        </text:list-item>
      </text:list>
      <text:p text:style-name="P40"><text:span text:style-name="T10"/></text:p>
      <text:list xml:id="list191115566605327" text:continue-numbering="true" text:style-name="L8">
        <text:list-item>
          <text:p text:style-name="P39"><text:span text:style-name="T10">Margins accepts the same shorthand formats and side-specific variants of the </text:span><text:span text:style-name="T14">padding </text:span><text:span text:style-name="T10">property.</text:span></text:p>
        </text:list-item>
      </text:list>
      <text:p text:style-name="P6"><text:span text:style-name="T10"><text:tab/></text:span></text:p>
      <text:p text:style-name="P6"><text:span text:style-name="T10"><text:tab/></text:span><text:span text:style-name="T8">Margin Versus Padding</text:span></text:p>
      <text:list xml:id="list892039165" text:style-name="L9">
        <text:list-item>
          <text:p text:style-name="P41"><text:span text:style-name="T10">The</text:span><text:span text:style-name="T14"> padding </text:span><text:span text:style-name="T10">of a box has a background, while </text:span><text:span text:style-name="T14">margins </text:span><text:span text:style-name="T10">are always transparent.</text:span></text:p>
        </text:list-item>
        <text:list-item>
          <text:p text:style-name="P20"><text:span text:style-name="T10">Padding</text:span><text:span text:style-name="T16"> is included in the click area of an element, while </text:span><text:span text:style-name="T10">margins</text:span><text:span text:style-name="T16"> are not.</text:span></text:p>
        </text:list-item>
        <text:list-item>
          <text:p text:style-name="P20"><text:span text:style-name="T10">Margins</text:span><text:span text:style-name="T16"> collapse vertically, while </text:span><text:span text:style-name="T10">padding</text:span><text:span text:style-name="T16"> does not.</text:span></text:p>
        </text:list-item>
      </text:list>
      <text:p text:style-name="P21"><text:span text:style-name="T16"/></text:p>
      <text:p text:style-name="P21"><text:span text:style-name="T16"><text:tab/></text:span><text:span text:style-name="T10">Margins On Inline Elements</text:span></text:p>
      <text:list xml:id="list998897066" text:style-name="L10">
        <text:list-item>
          <text:p text:style-name="P42"><text:span text:style-name="T10">For inline boxes, </text:span><text:span text:style-name="T14">top margin</text:span><text:span text:style-name="T10"> and </text:span><text:span text:style-name="T14">bottom margin</text:span><text:span text:style-name="T10"> are completely ignored.</text:span></text:p>
          <text:list>
            <text:list-item>
              <text:p text:style-name="P42"><text:span text:style-name="T10">Horizontal margins are applied correctly.</text:span></text:p>
            </text:list-item>
          </text:list>
        </text:list-item>
      </text:list>
      <text:p text:style-name="P43"><text:span text:style-name="T10"/></text:p>
      <text:list xml:id="list191115804948143" text:continue-numbering="true" text:style-name="L10">
        <text:list-item>
          <text:p text:style-name="P42"><text:span text:style-name="T10">For inline boxes, </text:span><text:span text:style-name="T14">padding</text:span><text:span text:style-name="T10"> can be applied but it will not affect the vertical layout of the surrounding boxes.</text:span></text:p>
          <text:list>
            <text:list-item>
              <text:p text:style-name="P42"><text:soft-page-break/><text:span text:style-name="T10">To allow inline boxes to affect vertical space, you must work with block-level elements. (change display from </text:span><text:span text:style-name="T14">inline</text:span><text:span text:style-name="T10"> to </text:span><text:span text:style-name="T14">block</text:span><text:span text:style-name="T10">)</text:span></text:p>
            </text:list-item>
          </text:list>
        </text:list-item>
      </text:list>
      <text:p text:style-name="P22"><text:span text:style-name="T10"><text:tab/></text:span></text:p>
      <text:p text:style-name="P22"><text:span text:style-name="T10"><text:tab/>Vertical Margin Collapse</text:span></text:p>
      <text:list xml:id="list3685391261" text:style-name="L11">
        <text:list-item>
          <text:p text:style-name="P44"><text:span text:style-name="T10">Vertical margin collapse occurs when you have two boxes with vertical margins sitting next to each other.</text:span></text:p>
          <text:list>
            <text:list-item>
              <text:p text:style-name="P44"><text:span text:style-name="T10">The margins will merge ( 'collapse' ) and only the biggest margin will be displayed.</text:span></text:p>
            </text:list-item>
          </text:list>
        </text:list-item>
      </text:list>
      <text:p text:style-name="P45"><text:span text:style-name="T10"/></text:p>
      <text:list xml:id="list191116076919507" text:continue-numbering="true" text:style-name="L11">
        <text:list-item>
          <text:p text:style-name="P44"><text:span text:style-name="T10">This behavior can be useful to define a layout as the minimum space between other elements.</text:span></text:p>
          <text:p text:style-name="P44"><text:span text:style-name="T10"/></text:p>
        </text:list-item>
      </text:list>
      <text:p text:style-name="P22"><text:span text:style-name="T10"><text:tab/>Preventing Margin Collapse</text:span></text:p>
      <text:list xml:id="list3492444269" text:style-name="L12">
        <text:list-item>
          <text:p text:style-name="P46"><text:span text:style-name="T10">To prevent the margins from collapsing, you need to put an invisible element in-between.</text:span></text:p>
          <text:list>
            <text:list-item>
              <text:p text:style-name="P46"><text:span text:style-name="T10">Only consecutive/adjacant elements can collapse into each other.</text:span></text:p>
            </text:list-item>
            <text:list-item>
              <text:p text:style-name="P68"><text:span text:style-name="T5">Putting an element with non-zero height forces elements to display margins.</text:span></text:p>
            </text:list-item>
          </text:list>
        </text:list-item>
      </text:list>
      <text:p text:style-name="P69"><text:span text:style-name="T5"/></text:p>
      <text:list xml:id="list191115392899616" text:continue-numbering="true" text:style-name="L12">
        <text:list-item>
          <text:p text:style-name="P73"><text:span text:style-name="T3">Another option is to use </text:span><text:span text:style-name="T6">padding</text:span><text:span text:style-name="T3"> to space out paragraphs instead of the </text:span><text:span text:style-name="T6">margin</text:span><text:span text:style-name="T3"> property.</text:span></text:p>
          <text:list>
            <text:list-item>
              <text:p text:style-name="P73"><text:span text:style-name="T3">This is only viable if you are not using </text:span><text:span text:style-name="T6">padding</text:span><text:span text:style-name="T3"> for anything else.</text:span></text:p>
            </text:list-item>
          </text:list>
        </text:list-item>
      </text:list>
      <text:p text:style-name="P74"><text:span text:style-name="T3"/></text:p>
      <text:list xml:id="list191115852149227" text:continue-numbering="true" text:style-name="L12">
        <text:list-item>
          <text:p text:style-name="P73"><text:span text:style-name="T3">Decide between a bottom-only or top-only margin convention. This makes it so there is no potential for them to collapse.</text:span></text:p>
        </text:list-item>
      </text:list>
      <text:p text:style-name="P74"><text:span text:style-name="T3"/></text:p>
      <text:list xml:id="list191116320732104" text:continue-numbering="true" text:style-name="L12">
        <text:list-item>
          <text:p text:style-name="P73"><text:span text:style-name="T3">The </text:span><text:span text:style-name="T6">flexbox</text:span><text:span text:style-name="T3"> layout scheme does not have collapsing margins.</text:span></text:p>
        </text:list-item>
      </text:list>
      <text:p text:style-name="P74"><text:span text:style-name="T3"/></text:p>
      <text:p text:style-name="P7"><text:span text:style-name="T10">Generic Boxes</text:span></text:p>
      <text:list xml:id="list3652820090" text:style-name="L13">
        <text:list-item>
          <text:p text:style-name="P47"><text:span text:style-name="T10">Generic boxes, &lt;div&gt; and &lt;span&gt; elements, do not convey any semantic meaning for a document. They are used purely for styling a web page.</text:span></text:p>
          <text:list>
            <text:list-item>
              <text:p text:style-name="P47"><text:span text:style-name="T10">Both &lt;div&gt; and &lt;span&gt; are 'container' elements that don't have any effect on the semantic structure of an HTML document.</text:span></text:p>
              <text:list>
                <text:list-item>
                  <text:p text:style-name="P47"><text:span text:style-name="T10">These divs provides a 'hook' for adding CSS styles to arbitrary sections of a web page.</text:span></text:p>
                  <text:p text:style-name="P47"><text:span text:style-name="T10"/></text:p>
                </text:list-item>
              </text:list>
            </text:list-item>
          </text:list>
        </text:list-item>
        <text:list-item>
          <text:p text:style-name="P47"><text:span text:style-name="T10">The difference between &lt;div&gt; and &lt;span&gt; :</text:span></text:p>
          <text:list>
            <text:list-item>
              <text:p text:style-name="P47"><text:span text:style-name="T10">&lt;div&gt; : block-level content</text:span></text:p>
            </text:list-item>
            <text:list-item>
              <text:p text:style-name="P47"><text:span text:style-name="T10">&lt;span&gt; : inline-level content</text:span></text:p>
            </text:list-item>
          </text:list>
        </text:list-item>
      </text:list>
      <text:p text:style-name="P48"><text:span text:style-name="T10"/></text:p>
      <text:p text:style-name="P8"><text:span text:style-name="T10">Explicit Dimensions</text:span></text:p>
      <text:list xml:id="list3448348634" text:style-name="L14">
        <text:list-item>
          <text:p text:style-name="P49"><text:span text:style-name="T10">CSS provides the </text:span><text:span text:style-name="T14">width</text:span><text:span text:style-name="T10"> and </text:span><text:span text:style-name="T14">height</text:span><text:span text:style-name="T10"> properties which lets you set a box's </text:span><text:span text:style-name="T11">content </text:span><text:span text:style-name="T10">dimensions explicitly.</text:span></text:p>
          <text:list>
            <text:list-item>
              <text:p text:style-name="P49"><text:span text:style-name="T10">These properties takes precedence over the default size of a box's content.</text:span></text:p>
            </text:list-item>
          </text:list>
        </text:list-item>
      </text:list>
      <text:p text:style-name="P50"><text:span text:style-name="T10"/></text:p>
      <text:list xml:id="list191115392611522" text:continue-numbering="true" text:style-name="L14">
        <text:list-item>
          <text:p text:style-name="P49"><text:span text:style-name="T10">This will cause the content inside to wrap to the next line versus expanding vertically to accomodate the new content.</text:span></text:p>
          <text:list>
            <text:list-item>
              <text:p text:style-name="P49"><text:span text:style-name="T10">This behavior can be changed with the: </text:span><text:span text:style-name="T14">white-space</text:span><text:span text:style-name="T10"> and </text:span><text:span text:style-name="T14">overflow</text:span><text:span text:style-name="T10"> properties.</text:span></text:p>
            </text:list-item>
          </text:list>
        </text:list-item>
      </text:list>
      <text:p text:style-name="P50"><text:span text:style-name="T10"/></text:p>
      <text:p text:style-name="P9"><text:span text:style-name="T10">Content Boxes and Border Boxes</text:span></text:p>
      <text:list xml:id="list311950370" text:style-name="L15">
        <text:list-item>
          <text:p text:style-name="P51"><text:span text:style-name="T10">The </text:span><text:span text:style-name="T14">width</text:span><text:span text:style-name="T10"> and </text:span><text:span text:style-name="T14">height</text:span><text:span text:style-name="T10"> properties only define the size of a box's </text:span><text:span text:style-name="T14">content</text:span><text:span text:style-name="T10">.</text:span></text:p>
          <text:list>
            <text:list-item>
              <text:p text:style-name="P51"><text:soft-page-break/><text:span text:style-name="T12">The padding and border are both added </text:span><text:span text:style-name="T15">on top</text:span><text:span text:style-name="T12"> of whatever explicit dimensions set.</text:span></text:p>
            </text:list-item>
            <text:list-item>
              <text:p text:style-name="P52"><text:span text:style-name="T10">This is why the size of an element may be different than the explicitly specified </text:span><text:span text:style-name="T14">width</text:span><text:span text:style-name="T10"> and </text:span><text:span text:style-name="T14">height</text:span><text:span text:style-name="T10">.</text:span></text:p>
            </text:list-item>
          </text:list>
        </text:list-item>
      </text:list>
      <text:p text:style-name="P53"><text:span text:style-name="T10"/></text:p>
      <text:list xml:id="list191116829677581" text:continue-numbering="true" text:style-name="L15">
        <text:list-item>
          <text:p text:style-name="P52"><text:span text:style-name="T10">CSS provides a method to change how the width of a box is calculated via the </text:span><text:span text:style-name="T14">box-sizing </text:span><text:span text:style-name="T10">property.</text:span></text:p>
          <text:list>
            <text:list-item>
              <text:p text:style-name="P52"><text:span text:style-name="T10">By default, the value is </text:span><text:span text:style-name="T14">content-box</text:span><text:span text:style-name="T10">.</text:span></text:p>
              <text:list>
                <text:list-item>
                  <text:p text:style-name="P52"><text:span text:style-name="T10">This makes it so padding and border is added to the content dimensions.</text:span></text:p>
                </text:list-item>
              </text:list>
            </text:list-item>
            <text:list-item>
              <text:p text:style-name="P23"><text:span text:style-name="T10">border-box : </text:span><text:span text:style-name="T17">This forces the actual width of the box to be the size explicitly specified by </text:span><text:span text:style-name="T13">width</text:span><text:span text:style-name="T17"> and </text:span><text:span text:style-name="T13">height</text:span><text:span text:style-name="T17">.</text:span></text:p>
              <text:list>
                <text:list-item>
                  <text:p text:style-name="P24"><text:span text:style-name="T16">This includes the padding, border, and content.</text:span></text:p>
                </text:list-item>
                <text:list-item>
                  <text:p text:style-name="P24"><text:span text:style-name="T16">The content width is now determined automatically.</text:span></text:p>
                </text:list-item>
              </text:list>
            </text:list-item>
          </text:list>
        </text:list-item>
      </text:list>
      <text:p text:style-name="P25"><text:span text:style-name="T16"/></text:p>
      <text:list xml:id="list191116041746071" text:continue-numbering="true" text:style-name="L15">
        <text:list-item>
          <text:p text:style-name="P24"><text:span text:style-name="T16">It is considered best practice to use </text:span><text:span text:style-name="T10">border-box</text:span><text:span text:style-name="T16"> for all boxes as it is much more intuitive.</text:span></text:p>
        </text:list-item>
      </text:list>
      <text:p text:style-name="P25"><text:span text:style-name="T16"/></text:p>
      <text:p text:style-name="P10"><text:span text:style-name="T10">Aligning Boxes</text:span></text:p>
      <text:list xml:id="list2039079744" text:style-name="L16">
        <text:list-item>
          <text:p text:style-name="P54"><text:span text:style-name="T10">To align content and inline boxes inside of a block-level element, the </text:span><text:span text:style-name="T14">text-align</text:span><text:span text:style-name="T10"> property is used.</text:span></text:p>
          <text:list>
            <text:list-item>
              <text:p text:style-name="P54"><text:span text:style-name="T10">This does not align the block box itself, only the </text:span><text:span text:style-name="T14">content </text:span><text:span text:style-name="T10">within.</text:span></text:p>
            </text:list-item>
          </text:list>
        </text:list-item>
      </text:list>
      <text:p text:style-name="P55"><text:span text:style-name="T10"/></text:p>
      <text:list xml:id="list191116884082607" text:continue-numbering="true" text:style-name="L16">
        <text:list-item>
          <text:p text:style-name="P54"><text:span text:style-name="T10">Block-level alignment is completely </text:span><text:span text:style-name="T14">unrelated</text:span><text:span text:style-name="T10"> to the </text:span><text:span text:style-name="T14">text-align</text:span><text:span text:style-name="T10"> property.</text:span></text:p>
        </text:list-item>
      </text:list>
      <text:p text:style-name="P55"><text:span text:style-name="T10"/></text:p>
      <text:list xml:id="list191115378689460" text:continue-numbering="true" text:style-name="L16">
        <text:list-item>
          <text:p text:style-name="P56"><text:span text:style-name="T10">There are three methods for horizontally aligning block-level elements:</text:span></text:p>
          <text:list>
            <text:list-item>
              <text:p text:style-name="P26"><text:span text:style-name="T10">auto-margins : </text:span><text:span text:style-name="T16">center alignment</text:span></text:p>
            </text:list-item>
            <text:list-item>
              <text:p text:style-name="P26"><text:span text:style-name="T10">floats : </text:span><text:span text:style-name="T16">left/right alignment</text:span></text:p>
            </text:list-item>
            <text:list-item>
              <text:p text:style-name="P26"><text:span text:style-name="T10">flexbox : </text:span><text:span text:style-name="T16">complete control over alignment.</text:span></text:p>
            </text:list-item>
          </text:list>
        </text:list-item>
      </text:list>
      <text:p text:style-name="P27"><text:span text:style-name="T16"/></text:p>
      <text:p text:style-name="P11"><text:span text:style-name="T10">Centering With Auto-Margins</text:span></text:p>
      <text:list xml:id="list3742801745" text:style-name="L17">
        <text:list-item>
          <text:p text:style-name="P57"><text:span text:style-name="T10">When we set the left and right margin of a block-level element to </text:span><text:span text:style-name="T14">auto</text:span><text:span text:style-name="T10">, it will center the block in its parent element.</text:span></text:p>
          <text:p text:style-name="P57"><text:span text:style-name="T10"/></text:p>
        </text:list-item>
        <text:list-item>
          <text:p text:style-name="P57"><text:span text:style-name="T10">This only works on blocks that has an explicit </text:span><text:span text:style-name="T14">width</text:span><text:span text:style-name="T10"> defined on them. If not defined, then the width will take up the full width of the browser window.</text:span></text:p>
        </text:list-item>
      </text:list>
      <text:p text:style-name="P58"><text:span text:style-name="T10"/></text:p>
      <text:p text:style-name="P12"><text:span text:style-name="T10">Resetting Styles</text:span></text:p>
      <text:list xml:id="list702598872" text:style-name="L18">
        <text:list-item>
          <text:p text:style-name="P59"><text:span text:style-name="T10">The white band around our page is the default margin/padding added by the browser.</text:span></text:p>
          <text:list>
            <text:list-item>
              <text:p text:style-name="P59"><text:span text:style-name="T10">Different browsers will have different default styles for HTML elements, making it difficult to create consistent stylesheets.</text:span></text:p>
            </text:list-item>
          </text:list>
        </text:list-item>
      </text:list>
      <text:p text:style-name="P60"><text:span text:style-name="T10"/></text:p>
      <text:list xml:id="list191115132549201" text:continue-numbering="true" text:style-name="L18">
        <text:list-item>
          <text:p text:style-name="P59"><text:span text:style-name="T10">It is usually a good idea to override default styles to a predictable value using the 'universal' CSS selector ( * ).</text:span></text:p>
          <text:list>
            <text:list-item>
              <text:p text:style-name="P59"><text:span text:style-name="T10">This selector matches every HTML element, which lets us reset the </text:span><text:span text:style-name="T14">margin</text:span><text:span text:style-name="T10"> and </text:span><text:span text:style-name="T14">padding</text:span><text:span text:style-name="T10"> properties and change </text:span><text:span text:style-name="T14">box-sizing</text:span><text:span text:style-name="T10"> to </text:span><text:span text:style-name="T14">border-box</text:span><text:span text:style-name="T10"> for all elements.</text:span></text:p>
            </text:list-item>
          </text:list>
        </text:list-item>
      </text:list>
      <text:p text:style-name="P60"><text:span text:style-name="T10"/></text:p>
      <text:list xml:id="list191115688728644" text:continue-numbering="true" text:style-name="L18">
        <text:list-item>
          <text:p text:style-name="P59"><text:span text:style-name="T10">This is a reset that can be commonly found on every global CSS stylesheets to make the CSS box model more consistent and predicatable.</text:span></text:p>
          <text:p text:style-name="P59"><text:span text:style-name="T10"/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0" meta:image-count="0" meta:object-count="0" meta:page-count="4" meta:paragraph-count="121" meta:word-count="1402" meta:character-count="7916" meta:non-whitespace-character-count="6716"/>
  </office:meta>
</office:document-meta>
</file>